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d2c9a" officeooo:paragraph-rsid="000d2c9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d2c9a" officeooo:paragraph-rsid="000d2c9a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paragraph-rsid="00161406" style:font-size-asian="10pt" style:font-size-complex="10pt"/>
    </style:style>
    <style:style style:name="T1" style:family="text">
      <style:text-properties officeooo:rsid="000eab97"/>
    </style:style>
    <style:style style:name="T2" style:family="text">
      <style:text-properties fo:color="#dcdcaa"/>
    </style:style>
    <style:style style:name="T3" style:family="text">
      <style:text-properties fo:color="#dcdcaa" officeooo:rsid="000d2c9a" style:font-size-asian="10.5pt" style:font-weight-asian="normal" style:font-size-complex="12pt" style:font-weight-complex="normal"/>
    </style:style>
    <style:style style:name="T4" style:family="text">
      <style:text-properties fo:color="#b5cea8"/>
    </style:style>
    <style:style style:name="T5" style:family="text">
      <style:text-properties officeooo:rsid="000d2c9a" style:font-size-asian="10.5pt" style:font-weight-asian="normal" style:font-size-complex="12pt" style:font-weight-complex="normal"/>
    </style:style>
    <style:style style:name="T6" style:family="text">
      <style:text-properties fo:color="#569cd6"/>
    </style:style>
    <style:style style:name="T7" style:family="text">
      <style:text-properties fo:color="#c586c0"/>
    </style:style>
    <style:style style:name="T8" style:family="text">
      <style:text-properties officeooo:rsid="001469da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0d2c9a" style:font-weight-asian="normal" style:font-weight-complex="normal"/>
    </style:style>
    <style:style style:name="T11" style:family="text">
      <style:text-properties officeooo:rsid="0018ce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Project – Computer Graphics – Water Simulation</text:p>
      <text:p text:style-name="P1">Margaux Masson</text:p>
      <text:p text:style-name="P1"/>
      <text:p text:style-name="P2"/>
      <text:p text:style-name="Standard">- <text:span text:style-name="T9">Texturing; 3 textures &amp; option no texture</text:span></text:p>
      <text:p text:style-name="P3">- Freeze</text:p>
      <text:p text:style-name="P3">- Rotate / Scale</text:p>
      <text:p text:style-name="P3">- <text:span text:style-name="T1">Wires display</text:span>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static float surface[6 * RESOLUTION * (RESOLUTION + 1)];</text:p>
            <text:p text:style-name="P4">…</text:p>
            <text:p text:style-name="P4">/* Vertices */</text:p>
            <text:p text:style-name="P4">for (j = 0; j &lt; RESOLUTION; j++)</text:p>
            <text:p text:style-name="P4">{</text:p>
            <text:p text:style-name="P4"><text:tab/>y = (j + 1) * delta - 1;</text:p>
            <text:p text:style-name="P4"><text:tab/>for (i = 0; i &lt;= RESOLUTION; i++)</text:p>
            <text:p text:style-name="P4"><text:tab/>{</text:p>
            <text:p text:style-name="P4"><text:tab/><text:tab/>indice = 6 * (i + j * (RESOLUTION + 1));</text:p>
            <text:p text:style-name="P4"/>
            <text:p text:style-name="P4"><text:tab/><text:tab/>x = i * delta - 1;</text:p>
            <text:p text:style-name="P4"><text:tab/><text:tab/>surface[indice + 3] = x;</text:p>
            <text:p text:style-name="P4"><text:tab/><text:tab/>surface[indice + 4] = z(x, y, t);</text:p>
            <text:p text:style-name="P4"><text:tab/><text:tab/>surface[indice + 5] = y;</text:p>
            <text:p text:style-name="P4"><text:tab/><text:tab/>if (j != 0)</text:p>
            <text:p text:style-name="P4"><text:tab/><text:tab/>{</text:p>
            <text:p text:style-name="P4"><text:tab/><text:tab/><text:tab/>/* Values were computed during the previous loop */</text:p>
            <text:p text:style-name="P4"><text:tab/><text:tab/><text:tab/>preindice = 6 * (i + (j - 1) * (RESOLUTION + 1));</text:p>
            <text:p text:style-name="P4"><text:tab/><text:tab/><text:tab/>surface[indice] = surface[preindice + 3];</text:p>
            <text:p text:style-name="P4"><text:tab/><text:tab/><text:tab/>surface[indice + 1] = surface[preindice + 4];</text:p>
            <text:p text:style-name="P4"><text:tab/><text:tab/><text:tab/>surface[indice + 2] = surface[preindice + 5];</text:p>
            <text:p text:style-name="P4"><text:tab/><text:tab/>}</text:p>
            <text:p text:style-name="P4"><text:tab/><text:tab/>else</text:p>
            <text:p text:style-name="P4"><text:tab/><text:tab/>{</text:p>
            <text:p text:style-name="P4"><text:tab/><text:tab/><text:tab/>surface[indice] = x;</text:p>
            <text:p text:style-name="P4"><text:tab/><text:tab/><text:tab/>surface[indice + 1] = z(x, -1, t);</text:p>
            <text:p text:style-name="P4"><text:tab/><text:tab/><text:tab/>surface[indice + 2] = -1;</text:p>
            <text:p text:style-name="P4"><text:tab/><text:tab/>}</text:p>
            <text:p text:style-name="P4"><text:tab/>}</text:p>
            <text:p text:style-name="P4">}</text:p>
            <text:p text:style-name="P4"/>
            <text:p text:style-name="P4">...</text:p>
            <text:p text:style-name="P4">glEnableClientState(GL_VERTEX_ARRAY);</text:p>
            <text:p text:style-name="P4">glVertexPointer(3, GL_FLOAT, 0, surface);</text:p>
            <text:p text:style-name="P4"/>
            <text:p text:style-name="P4">static float waves_creation(const float x, const float y, const float t)</text:p>
            <text:p text:style-name="P4">{</text:p>
            <text:p text:style-name="P4"><text:tab/>const float x2 = x - 3;</text:p>
            <text:p text:style-name="P4"><text:tab/>const float y2 = y + 1;</text:p>
            <text:p text:style-name="P4"><text:tab/>const float xx = x2 * x2;</text:p>
            <text:p text:style-name="P4"><text:tab/>const float yy = y2 * y2;</text:p>
            <text:p text:style-name="P4"><text:tab/>return ((2 * sinf(20 * sqrtf(xx + yy) - 4 * t) + Noise(10 * x, 10 * <text:tab/>y, t, 0)) /200);</text:p>
            <text:p text:style-name="P4">}</text:p>
          </table:table-cell>
        </table:table-row>
      </table:table>
      <text:p text:style-name="P3"/>
      <text:p text:style-name="P3"/>
      <text:p text:style-name="P3"/>
      <text:p text:style-name="P3"/>
      <text:p text:style-name="P3"><text:soft-page-break/>- <text:span text:style-name="T1">Normals display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0">glEnableClientState(GL_NORMAL_ARRAY);</text:span></text:p>
            <text:p text:style-name="P3">glNormalPointer(GL_FLOAT, 0, normal);</text:p>
          </table:table-cell>
        </table:table-row>
      </table:table>
      <text:p text:style-name="P3"/>
      <text:p text:style-name="P3">- <text:span text:style-name="T8">Field surface &amp; texture &amp; grass' height</text:span></text:p>
      <text:p text:style-name="P3"/>
      <text:p text:style-name="P3">- <text:span text:style-name="T11">tree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8:49:44.492584493</meta:creation-date>
    <dc:date>2018-12-02T00:51:17.332809381</dc:date>
    <meta:editing-duration>PT6H1S</meta:editing-duration>
    <meta:editing-cycles>14</meta:editing-cycles>
    <meta:generator>LibreOffice/4.2.8.2$Linux_X86_64 LibreOffice_project/420m0$Build-2</meta:generator>
    <meta:document-statistic meta:table-count="2" meta:image-count="0" meta:object-count="0" meta:page-count="2" meta:paragraph-count="51" meta:word-count="253" meta:character-count="1311" meta:non-whitespace-character-count="1051"/>
  </office:meta>
</office:document-meta>
</file>